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odt2braille/configuration.rdf"/>
  <manifest:file-entry manifest:media-type="" manifest:full-path="meta/odt2braille/"/>
  <manifest:file-entry manifest:media-type="application/rdf+xml" manifest:full-path="meta/be.docarch.odt2braille.checker.PostConversionBrailleChecker/2011-08-05T12.04.19.rdf"/>
  <manifest:file-entry manifest:media-type="" manifest:full-path="meta/be.docarch.odt2braille.checker.PostConversionBrailleChecker/"/>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odt2braille 6 dot" svg:font-family="'odt2braille 6 do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color="#00ae00" style:font-name="odt2braille 6 dot" fo:font-size="16pt" style:font-size-asian="16pt" style:font-size-complex="16pt"/>
    </style:style>
    <style:style style:name="P2" style:family="paragraph" style:parent-style-name="Standard" style:list-style-name="L2">
      <style:text-properties fo:color="#00ae00" style:font-name="odt2braille 6 dot" fo:font-size="16pt" style:font-size-asian="16pt" style:font-size-complex="16pt"/>
    </style:style>
    <style:style style:name="P3" style:family="paragraph" style:parent-style-name="Standard" style:list-style-name="L3">
      <style:text-properties fo:color="#00ae00" style:font-name="odt2braille 6 dot" fo:font-size="16pt" style:font-size-asian="16pt" style:font-size-complex="16pt"/>
    </style:style>
    <style:style style:name="P4" style:family="paragraph" style:parent-style-name="Standard" style:list-style-name="L4">
      <style:text-properties fo:color="#00ae00" style:font-name="odt2braille 6 dot" fo:font-size="16pt" style:font-size-asian="16pt" style:font-size-complex="16pt"/>
    </style:style>
    <style:style style:name="P5" style:family="paragraph" style:parent-style-name="Standard" style:list-style-name="L5">
      <style:text-properties fo:color="#00ae00" style:font-name="odt2braille 6 dot" fo:font-size="16pt" style:font-size-asian="16pt" style:font-size-complex="16pt"/>
    </style:style>
    <style:style style:name="P6" style:family="paragraph" style:parent-style-name="Standard" style:list-style-name="L6">
      <style:text-properties fo:color="#00ae00" style:font-name="odt2braille 6 dot" fo:font-size="16pt" style:font-size-asian="16pt" style:font-size-complex="16pt"/>
    </style:style>
    <style:style style:name="P7" style:family="paragraph" style:parent-style-name="Standard" style:list-style-name="L7">
      <style:text-properties fo:color="#00ae00" style:font-name="odt2braille 6 dot" fo:font-size="16pt" style:font-size-asian="16pt" style:font-size-complex="16pt"/>
    </style:style>
    <style:style style:name="P8" style:family="paragraph" style:parent-style-name="Standard" style:list-style-name="L8">
      <style:text-properties fo:color="#00ae00" style:font-name="odt2braille 6 dot" fo:font-size="16pt" style:font-size-asian="16pt" style:font-size-complex="16pt"/>
    </style:style>
    <style:style style:name="P9" style:family="paragraph" style:parent-style-name="Standard" style:list-style-name="L9">
      <style:text-properties fo:color="#00ae00" style:font-name="odt2braille 6 dot" fo:font-size="16pt" style:font-size-asian="16pt" style:font-size-complex="16pt"/>
    </style:style>
    <style:style style:name="P10" style:family="paragraph" style:parent-style-name="Standard" style:list-style-name="L10">
      <style:text-properties fo:color="#00ae00" style:font-name="odt2braille 6 dot" fo:font-size="16pt" style:font-size-asian="16pt" style:font-size-complex="16pt"/>
    </style:style>
    <style:style style:name="P11" style:family="paragraph" style:parent-style-name="Standard" style:list-style-name="L11">
      <style:text-properties fo:color="#00ae00" style:font-name="odt2braille 6 dot" fo:font-size="16pt" style:font-size-asian="16pt" style:font-size-complex="16pt"/>
    </style:style>
    <style:style style:name="P12" style:family="paragraph" style:parent-style-name="Standard" style:list-style-name="L12">
      <style:text-properties fo:color="#00ae00" style:font-name="odt2braille 6 dot" fo:font-size="16pt" style:font-size-asian="16pt" style:font-size-complex="16pt"/>
    </style:style>
    <style:style style:name="P13" style:family="paragraph" style:parent-style-name="Standard" style:list-style-name="L13">
      <style:text-properties fo:color="#00ae00" style:font-name="odt2braille 6 dot" fo:font-size="16pt" style:font-size-asian="16pt" style:font-size-complex="16pt"/>
    </style:style>
    <style:style style:name="P14" style:family="paragraph" style:parent-style-name="Standard" style:list-style-name="L14">
      <style:text-properties fo:color="#00ae00" style:font-name="odt2braille 6 dot" fo:font-size="16pt" style:font-size-asian="16pt" style:font-size-complex="16pt"/>
    </style:style>
    <style:style style:name="P15" style:family="paragraph" style:parent-style-name="Standard" style:list-style-name="L15">
      <style:text-properties fo:color="#00ae00" style:font-name="odt2braille 6 dot" fo:font-size="16pt" style:font-size-asian="16pt" style:font-size-complex="16pt"/>
    </style:style>
    <style:style style:name="P16" style:family="paragraph" style:parent-style-name="Standard" style:list-style-name="L16">
      <style:text-properties fo:color="#00ae00" style:font-name="odt2braille 6 dot" fo:font-size="16pt" style:font-size-asian="16pt" style:font-size-complex="16pt"/>
    </style:style>
    <style:style style:name="P17" style:family="paragraph" style:parent-style-name="Standard" style:list-style-name="L17">
      <style:text-properties fo:color="#00ae00" style:font-name="odt2braille 6 dot" fo:font-size="16pt" style:font-size-asian="16pt" style:font-size-complex="16pt"/>
    </style:style>
    <style:style style:name="P18" style:family="paragraph" style:parent-style-name="Standard" style:list-style-name="L8">
      <style:text-properties fo:color="#ff0000" style:font-name="odt2braille 6 dot" fo:font-size="16pt" style:font-size-asian="16pt" style:font-size-complex="16pt"/>
    </style:style>
    <style:style style:name="P19" style:family="paragraph" style:parent-style-name="Standard" style:list-style-name="L9">
      <style:text-properties fo:color="#ff0000" style:font-name="odt2braille 6 dot" fo:font-size="16pt" style:font-size-asian="16pt" style:font-size-complex="16pt"/>
    </style:style>
    <style:style style:name="P20" style:family="paragraph" style:parent-style-name="Standard" style:list-style-name="L15">
      <style:text-properties fo:color="#ff0000" style:font-name="odt2braille 6 dot" fo:font-size="16pt" style:font-size-asian="16pt" style:font-size-complex="16pt"/>
    </style:style>
    <style:style style:name="T1" style:family="text">
      <style:text-properties fo:font-variant="small-caps"/>
    </style:style>
    <style:style style:name="T2" style:family="text">
      <style:text-properties fo:color="#00ae00" style:font-name="odt2braille 6 dot"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luwe Code</text:h>
      <text:p text:style-name="Standard">Dit document volgt de structuur van de officiële "<text:span text:style-name="T1">Handleiding Braillesymbolen Wiskunde"</text:span>, samengesteld door Gilbert Notaert en Marc Suij van het G.On Woluwe en Emmanuel Vandekerkhove van Licht en Liefde. De formules in het groen worden correct omgezet naar Braille, de formules in het rood nog niet.</text:p>
      <text:h text:style-name="Heading_20_2" text:outline-level="2">Letters</text:h>
      <text:h text:style-name="Heading_20_3" text:outline-level="3">Latijnse letters</text:h>
      <text:list xml:id="list32307282" text:style-name="L1">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
      <text:h text:style-name="Heading_20_3" text:outline-level="3">Griekse letters</text:h>
      <text:list xml:id="list32330736" text:style-name="L2">
        <text:list-item>
          <text:p text:style-name="P2">⠰⠏</text:p>
        </text:list-item>
        <text:list-item>
          <text:p text:style-name="P2">⠸⠏</text:p>
        </text:list-item>
      </text:list>
      <text:h text:style-name="Heading_20_3" text:outline-level="3">Getallenverzamelingen</text:h>
      <text:list xml:id="list32318916" text:style-name="L3">
        <text:list-item>
          <text:p text:style-name="P3">⠈⠝</text:p>
        </text:list-item>
        <text:list-item>
          <text:p text:style-name="P3">⠈⠵</text:p>
        </text:list-item>
        <text:list-item>
          <text:p text:style-name="P3">⠈⠟</text:p>
        </text:list-item>
        <text:list-item>
          <text:p text:style-name="P3">⠈⠗</text:p>
        </text:list-item>
        <text:list-item>
          <text:p text:style-name="P3">⠈⠉</text:p>
        </text:list-item>
      </text:list>
      <text:h text:style-name="Heading_20_3" text:outline-level="3">Speciaal gevormde letters</text:h>
      <text:list xml:id="list32331452" text:style-name="L4">
        <text:list-item>
          <text:p text:style-name="P4">⠯⠂</text:p>
        </text:list-item>
        <text:list-item>
          <text:p text:style-name="P4">⠯⠢</text:p>
        </text:list-item>
        <text:list-item>
          <text:p text:style-name="P4">⠯⠗</text:p>
        </text:list-item>
      </text:list>
      <text:h text:style-name="Heading_20_3" text:outline-level="3">Oneindig</text:h>
      <text:list xml:id="list32314163" text:style-name="L5">
        <text:list-item>
          <text:p text:style-name="P5">⠼⠿</text:p>
        </text:list-item>
      </text:list>
      <text:h text:style-name="Heading_20_2" text:outline-level="2">Leestekens</text:h>
      <text:h text:style-name="Heading_20_3" text:outline-level="3">Regels</text:h>
      <text:list xml:id="list32335782" text:style-name="L6">
        <text:list-item>
          <text:p text:style-name="P6">⠵⠣⠉⠕⠎⠰⠁⠠⠂⠀⠎⠊⠝⠰⠁⠜</text:p>
        </text:list-item>
        <text:list-item>
          <text:p text:style-name="P6">⠊⠎⠀⠼⠃⠐⠖⠼⠉⠐⠶⠼⠑⠠⠢</text:p>
        </text:list-item>
        <text:list-item>
          <text:p text:style-name="P6"><text:soft-page-break/>⠼⠉⠠⠖⠐⠶⠼⠁⠐⠦⠼⠃⠐⠦⠼⠉</text:p>
        </text:list-item>
        <text:list-item>
          <text:p text:style-name="P6">⠼⠉⠠⠖⠐⠶⠼⠁⠐⠦⠼⠃⠐⠦⠼⠉</text:p>
        </text:list-item>
        <text:list-item>
          <text:p text:style-name="P6">⠣⠼⠃⠂⠑⠠⠆⠀⠼⠋⠂⠃⠚⠜</text:p>
        </text:list-item>
      </text:list>
      <text:h text:style-name="Heading_20_3" text:outline-level="3">Opmerkingen</text:h>
      <text:list xml:id="list32318710" text:style-name="L7">
        <text:list-item>
          <text:p text:style-name="P7">⠼⠉⠄⠙⠋⠃⠂⠃⠑</text:p>
        </text:list-item>
      </text:list>
      <text:h text:style-name="Heading_20_2" text:outline-level="2">Bewerkingstekens en relatietekens</text:h>
      <text:h text:style-name="Heading_20_3" text:outline-level="3">Symbolen</text:h>
      <text:list xml:id="list32306309" text:style-name="L8">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p>
        </text:list-item>
        <text:list-item>
          <text:p text:style-name="P8"><text:soft-page-break/>⠣⠼⠃⠜⠐⠂⠶⠣⠼⠁⠜</text:p>
        </text:list-item>
        <text:list-item>
          <text:p text:style-name="P18">⠨⠁⠐⠣⠨⠃⠑⠝⠨⠃⠐⠣⠨⠁⠐⠂⠶⠂⠨⠁⠐⠶⠨⠃</text:p>
        </text:list-item>
        <text:list-item>
          <text:p text:style-name="P18">⠣⠁⠠⠂⠀⠃⠜⠐⠠⠬⠣⠉⠠⠂⠀⠙⠜</text:p>
        </text:list-item>
        <text:list-item>
          <text:p text:style-name="P18">⠨⠁⠐⠈⠩</text:p>
        </text:list-item>
        <text:list-item>
          <text:p text:style-name="P18">⠸⠙⠠⠁⠃⠉⠐⠢⠸⠙⠠⠙⠑⠋</text:p>
        </text:list-item>
        <text:list-item>
          <text:p text:style-name="P8">⠰⠏⠐⠢⠢⠼⠉⠂⠁⠙</text:p>
        </text:list-item>
        <text:list-item>
          <text:p text:style-name="P8">⠨⠋⠐⠢⠶⠨⠋⠈⠔</text:p>
        </text:list-item>
        <text:list-item>
          <text:p text:style-name="P8">⠨⠁⠐⠼⠄⠨⠃</text:p>
        </text:list-item>
        <text:list-item>
          <text:p text:style-name="P8">⠼⠉⠐⠹⠼⠋</text:p>
        </text:list-item>
      </text:list>
      <text:h text:style-name="Heading_20_3" text:outline-level="3">Doorstrepen van symbolen: negaties</text:h>
      <text:h text:style-name="Heading_20_3" text:outline-level="3">Nieuwe symbolen</text:h>
      <text:h text:style-name="Heading_20_2" text:outline-level="2">Haken en vormschema's</text:h>
      <text:h text:style-name="Heading_20_3" text:outline-level="3">Soorten haken</text:h>
      <text:list xml:id="list32311581" text:style-name="L9">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19">⠐⠹⠐⠤⠼⠉⠐⠹⠐⠶⠼⠉</text:p>
        </text:list-item>
        <text:list-item>
          <text:p text:style-name="P19">⠐⠌⠌⠁⠃⠐⠌⠌</text:p>
        </text:list-item>
      </text:list>
      <text:h text:style-name="Heading_20_3" text:outline-level="3">Vormschema's,</text:h>
      <text:list xml:id="list32322714" text:style-name="L10">
        <text:list-item>
          <text:p text:style-name="P10">⠐⠷⠿⠼⠃⠭⠐⠖⠼⠉⠽⠐⠶⠼⠁⠙⠰⠳⠭⠐⠤⠼⠃⠽⠐⠶⠼⠚⠱</text:p>
        </text:list-item>
        <text:list-item>
          <text:p text:style-name="P10">⠹⠿⠁⠀⠉⠰⠳⠃⠀⠙⠱⠹⠐⠦⠹⠿⠑⠰⠳⠋⠱⠹⠐⠶⠹⠿⠁⠑⠐⠖⠉⠋⠰⠳⠃⠑⠐⠖⠙⠋⠱⠹</text:p>
        </text:list-item>
        <text:list-item>
          <text:p text:style-name="P10">⠣⠿⠁⠀⠃⠰⠳⠉⠀⠙⠱⠜</text:p>
        </text:list-item>
      </text:list>
      <text:h text:style-name="Heading_20_2" text:outline-level="2">Breuken</text:h>
      <text:h text:style-name="Heading_20_3" text:outline-level="3">Teller en noemer zijn natuurlijke getallen</text:h>
      <text:list xml:id="list32333256" text:style-name="L11">
        <text:list-item>
          <text:p text:style-name="P11">⠨⠊⠎⠀⠼⠛⠆⠴⠐⠤⠼⠉⠆⠲⠀⠅⠇⠑⠊⠝⠑⠗⠀⠙⠁⠝⠀⠼⠉⠂⠶⠠⠢</text:p>
        </text:list-item>
      </text:list>
      <text:h text:style-name="Heading_20_3" text:outline-level="3">Algemene notatie (teller en noemer zijn geen natuurlijke getallen)</text:h>
      <text:list xml:id="list32336334" text:style-name="L12">
        <text:list-item>
          <text:p text:style-name="P12">⠐⠆⠼⠃⠙⠐⠖⠼⠉⠑⠳⠼⠁⠃⠐⠦⠼⠓⠱</text:p>
        </text:list-item>
        <text:list-item>
          <text:p text:style-name="P12">⠐⠆⠼⠉⠏⠐⠖⠟⠳⠝⠱</text:p>
        </text:list-item>
        <text:list-item>
          <text:p text:style-name="P12">⠐⠆⠞⠛⠰⠁⠐⠤⠼⠁⠳⠎⠊⠝⠰⠁⠱</text:p>
        </text:list-item>
      </text:list>
      <text:h text:style-name="Heading_20_3" text:outline-level="3">Samengestelde breuken</text:h>
      <text:list xml:id="list32329658" text:style-name="L13">
        <text:list-item>
          <text:p text:style-name="P13">⠐⠆⠁⠐⠖⠐⠆⠼⠃⠠⠃⠉⠳⠙⠐⠤⠑⠱⠐⠖⠋⠳⠳⠐⠆⠛⠳⠓⠱⠐⠤⠼⠉⠱</text:p>
        </text:list-item>
      </text:list>
      <text:h text:style-name="Heading_20_3" text:outline-level="3"><text:soft-page-break/>Procent en promille</text:h>
      <text:list xml:id="list32333293" text:style-name="L14">
        <text:list-item>
          <text:p text:style-name="P14">⠼⠚⠴</text:p>
        </text:list-item>
        <text:list-item>
          <text:p text:style-name="P14">⠼⠚⠴⠴</text:p>
        </text:list-item>
      </text:list>
      <text:h text:style-name="Heading_20_2" text:outline-level="2">Exponenten en indices</text:h>
      <text:h text:style-name="Heading_20_3" text:outline-level="3">Ingangen</text:h>
      <text:list xml:id="list32315817" text:style-name="L15">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15">⠼⠡⠝⠱⠭⠡⠍⠱</text:p>
        </text:list-item>
        <text:list-item>
          <text:p text:style-name="P20">⠼⠡⠝⠱⠭⠸⠌⠍⠱</text:p>
        </text:list-item>
        <text:list-item>
          <text:p text:style-name="P15">⠼⠡⠝⠱⠭⠸⠌⠍⠱</text:p>
        </text:list-item>
        <text:list-item>
          <text:p text:style-name="P15">⠭⠌⠝⠱⠡⠍⠱⠌⠏⠱</text:p>
        </text:list-item>
        <text:list-item>
          <text:p text:style-name="P15">⠼⠌⠝⠱⠭⠡⠍⠱⠡⠟⠱⠌⠏⠱</text:p>
        </text:list-item>
      </text:list>
      <text:h text:style-name="Heading_20_3" text:outline-level="3">Opbouw</text:h>
      <text:list xml:id="list32309482" text:style-name="L16">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item>
          <text:p text:style-name="P16">⠐⠆⠞⠳⠭⠡⠊⠱⠌⠍⠱⠐⠖⠭⠡⠚⠱⠌⠍⠱⠱</text:p>
        </text:list-item>
      </text:list>
      <text:h text:style-name="Heading_20_2" text:outline-level="2"><text:soft-page-break/>Speciale indices (markeringen)</text:h>
      <text:h text:style-name="Heading_20_3" text:outline-level="3">Markeringen</text:h>
      <text:h text:style-name="Heading_20_3" text:outline-level="3">Accenten en vectoren</text:h>
      <text:h text:style-name="Heading_20_2" text:outline-level="2">Lijnvormen</text:h>
      <text:h text:style-name="Heading_20_2" text:outline-level="2">Wortelvormen</text:h>
      <text:list xml:id="list32330633" text:style-name="L17">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item>
          <text:p text:style-name="P17">⠐⠆⠞⠳⠩⠁⠡⠏⠱⠌⠝⠱⠱⠐⠖⠩⠁⠡⠟⠱⠌⠝⠱⠱⠱</text:p>
        </text:list-item>
      </text:list>
      <text:h text:style-name="Heading_20_2" text:outline-level="2">Afbreken van formules</text:h>
      <text:h text:style-name="Heading_20_2" text:outline-level="2">Meetkundig uitziende zwartschriftsymbolen</text:h>
      <text:h text:style-name="Heading_20_2" text:outline-level="2">Enkele symbolen uit de analyse</text:h>
      <text:h text:style-name="Heading_20_3" text:outline-level="3">Symbolen</text:h>
      <text:h text:style-name="Heading_20_3" text:outline-level="3">Voorbeelden</text:h>
      <text:h text:style-name="Heading_20_2" text:outline-level="2">Tabel der tekens</text:h>
      <text:h text:style-name="Heading_20_2" text:outline-level="2">Het Griekse alfab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odt2braille 6 dot" svg:font-family="'odt2braille 6 do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top="0.42cm" fo:margin-bottom="0.5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319cm" fo:margin-bottom="0.31cm" style:page-number="auto"/>
      <style:text-properties fo:font-size="12pt" fo:font-style="italic"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suffix=". " style:num-format="I">
        <style:list-level-properties text:list-level-position-and-space-mode="label-alignment">
          <style:list-level-label-alignment text:label-followed-by="space" fo:text-indent="-1.016cm" fo:margin-left="1.016cm"/>
        </style:list-level-properties>
      </text:outline-level-style>
      <text:outline-level-style text:level="3" style:num-suffix=". "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t Frees</meta:initial-creator>
    <meta:creation-date>2011-05-23T18:17:15.71</meta:creation-date>
    <dc:date>2011-08-05T13:20:28.14</dc:date>
    <dc:creator>Bert Frees</dc:creator>
    <meta:editing-duration>PT3H46M13S</meta:editing-duration>
    <meta:editing-cycles>33</meta:editing-cycles>
    <meta:generator>OpenOffice.org/3.3$Win32 OpenOffice.org_project/330m19$Build-9561</meta:generator>
    <meta:document-statistic meta:table-count="0" meta:image-count="0" meta:object-count="0" meta:page-count="5" meta:paragraph-count="157" meta:word-count="405" meta:character-count="2493"/>
    <meta:user-defined meta:name="[BRL]BraillePageNumbers" meta:value-type="boolean">false</meta:user-defined>
    <meta:user-defined meta:name="[BRL]BrintpageNumbersInToc" meta:value-type="boolean">false</meta:user-defined>
    <meta:user-defined meta:name="[BRL]HardPageBreaks" meta:value-type="boolean">false</meta:user-defined>
    <meta:user-defined meta:name="[BRL]PageSeparator" meta:value-type="boolean">false</meta:user-defined>
  </office:meta>
</office:document-meta>
</file>